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textarea-horizontal-align="right" draw:textarea-vertical-align="middle" draw:fit-to-contour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.073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id="id1" draw:layer="layout" svg:width="3.5cm" svg:height="2.5cm" svg:x="2.5cm" svg:y="2.5cm">
          <text:p text:style-name="P1">Perspective</text:p>
        </draw:rect>
        <draw:rect draw:style-name="gr1" draw:text-style-name="P1" draw:id="id2" draw:layer="layout" svg:width="3.5cm" svg:height="2cm" svg:x="2.5cm" svg:y="9.5cm">
          <text:p text:style-name="P1">Target</text:p>
        </draw:rect>
        <draw:rect draw:style-name="gr1" draw:text-style-name="P1" draw:id="id3" draw:layer="layout" svg:width="3.5cm" svg:height="2cm" svg:x="2.5cm" svg:y="16.5cm">
          <text:p text:style-name="P1">KPI</text:p>
        </draw:rect>
        <draw:connector draw:style-name="gr2" draw:text-style-name="P1" draw:layer="layout" svg:x1="4.25cm" svg:y1="5cm" svg:x2="4.25cm" svg:y2="9.5cm" draw:start-shape="id1" draw:start-glue-point="2" draw:end-shape="id2" draw:end-glue-point="0" svg:d="m4250 5000v4500">
          <text:p text:style-name="P1">1:n</text:p>
        </draw:connector>
        <draw:connector draw:style-name="gr2" draw:text-style-name="P1" draw:layer="layout" svg:x1="4.25cm" svg:y1="11.5cm" svg:x2="4.25cm" svg:y2="16.5cm" draw:start-shape="id2" draw:start-glue-point="2" draw:end-shape="id3" draw:end-glue-point="0" svg:d="m4250 11500v5000">
          <text:p text:style-name="P1">1:n</text:p>
        </draw:connector>
        <draw:rect draw:style-name="gr1" draw:text-style-name="P1" draw:id="id4" draw:layer="layout" svg:width="4.5cm" svg:height="2cm" svg:x="2cm" svg:y="24.5cm">
          <text:p text:style-name="P1">AchievementI</text:p>
        </draw:rect>
        <draw:connector draw:style-name="gr2" draw:text-style-name="P1" draw:layer="layout" svg:x1="4.25cm" svg:y1="18.5cm" svg:x2="4.25cm" svg:y2="24.5cm" draw:start-shape="id3" draw:start-glue-point="2" draw:end-shape="id4" draw:end-glue-point="0" svg:d="m4250 18500v6000">
          <text:p text:style-name="P1">1:n</text:p>
        </draw:connector>
        <draw:frame draw:style-name="gr3" draw:layer="layout" svg:width="4.616cm" svg:height="2.134cm" svg:x="6.5cm" svg:y="16.444cm">
          <draw:text-box>
            <text:p>Name</text:p>
            <text:p>Description</text:p>
            <text:p>Bigger is better?</text:p>
          </draw:text-box>
        </draw:frame>
        <draw:frame draw:style-name="gr4" draw:layer="layout" svg:width="1.573cm" svg:height="2.134cm" svg:x="6.927cm" svg:y="24.5cm">
          <draw:text-box>
            <text:p>KPI</text:p>
            <text:p>Date</text:p>
            <text:p>Value</text:p>
          </draw:text-box>
        </draw:frame>
        <draw:frame draw:style-name="gr3" draw:layer="layout" svg:width="3.169cm" svg:height="1.423cm" svg:x="6.5cm" svg:y="9.5cm">
          <draw:text-box>
            <text:p>Name</text:p>
            <text:p>Description</text:p>
          </draw:text-box>
        </draw:frame>
        <draw:frame draw:style-name="gr3" draw:layer="layout" svg:width="3.169cm" svg:height="1.423cm" svg:x="6.5cm" svg:y="2.5cm">
          <draw:text-box>
            <text:p>Name</text:p>
            <text:p>Description</text:p>
          </draw:text-box>
        </draw:frame>
        <draw:rect draw:style-name="gr1" draw:text-style-name="P1" draw:id="id5" draw:layer="layout" svg:width="3.5cm" svg:height="2cm" svg:x="6.5cm" svg:y="21cm">
          <text:p text:style-name="P1">Target</text:p>
        </draw:rect>
        <draw:connector draw:style-name="gr2" draw:text-style-name="P1" draw:layer="layout" svg:x1="4.25cm" svg:y1="18.5cm" svg:x2="8.25cm" svg:y2="21cm" draw:end-shape="id5" draw:end-glue-point="0" svg:d="m4250 18500v1000h4000v1500">
          <text:p text:style-name="P1">1:n</text:p>
        </draw:connector>
        <draw:frame draw:style-name="gr3" draw:layer="layout" svg:width="7.69cm" svg:height="3.556cm" svg:x="10.722cm" svg:y="21cm">
          <draw:text-box>
            <text:p>Begin Date</text:p>
            <text:p>End Date</text:p>
            <text:p>Value</text:p>
            <text:p>Include in evaluation? </text:p>
            <text:p><text:s text:c="4"/>(allow for watching KPIs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fit-to-contour="true" fo:padding-top="0cm" fo:padding-bottom="0cm" fo:padding-left="0cm" fo:padding-right="0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Jan Schrage</meta:initial-creator>
    <meta:creation-date>2009-01-31T12:24:19</meta:creation-date>
    <dc:date>2009-01-31T13:00:48</dc:date>
    <dc:creator>Jan Schrage</dc:creator>
    <meta:editing-duration>PT00H13M28S</meta:editing-duration>
    <meta:editing-cycles>2</meta:editing-cycles>
    <meta:generator>OpenOffice.org/3.0$Linux OpenOffice.org_project/300m9$Build-9358</meta:generator>
    <meta:document-statistic meta:object-count="14"/>
  </office:meta>
</office:document-meta>
</file>